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2.9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1.05cm" fo:min-width="3.2cm"/>
    </style:style>
    <style:style style:name="gr4" style:family="graphic" style:parent-style-name="objectwithoutfill">
      <style:graphic-properties svg:stroke-color="#cc0000" draw:marker-start="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00" draw:marker-start="Arrow" draw:marker-end="" draw:marker-end-width="0.3cm" draw:fill="none" draw:textarea-vertical-align="middle"/>
    </style:style>
    <style:style style:name="gr6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0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10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301cm" fo:min-width="0cm" draw:shadow="hidden"/>
    </style:style>
    <style:style style:name="gr15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4.15cm" fo:min-width="1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cm" svg:y1="8.5cm" svg:x2="5.826cm" svg:y2="8.522cm">
          <text:p/>
        </draw:line>
        <draw:custom-shape draw:style-name="gr2" draw:text-style-name="P2" draw:layer="layout" svg:width="3.4cm" svg:height="0.4cm" draw:transform="rotate (-0.667239373037433) translate (4.674cm 7.10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26cm" svg:y1="8.622cm" svg:x2="5.726cm" svg:y2="14.722cm">
          <text:p/>
        </draw:line>
        <draw:custom-shape draw:style-name="gr3" draw:text-style-name="P3" draw:layer="layout" svg:width="3.7cm" svg:height="1.3cm" svg:x="3.926cm" svg:y="14.6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826cm" svg:y1="14.622cm" svg:x2="5.826cm" svg:y2="4.522cm">
          <text:p/>
        </draw:line>
        <draw:line draw:style-name="gr5" draw:text-style-name="P1" draw:layer="layout" svg:x1="5.826cm" svg:y1="8.544cm" svg:x2="5.826cm" svg:y2="14.644cm">
          <text:p/>
        </draw:line>
        <draw:g>
          <draw:custom-shape draw:style-name="gr6" draw:text-style-name="P4" draw:layer="layout" svg:width="0.7cm" svg:height="1.2cm" svg:x="5.426cm" svg:y="11.7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cm" svg:height="0.5cm" svg:x="5.426cm" svg:y="12.92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" draw:text-style-name="P6" draw:layer="layout" svg:width="3cm" svg:height="0.962cm" svg:x="4.331cm" svg:y="14.822cm">
          <draw:text-box>
            <text:p>Sample</text:p>
          </draw:text-box>
        </draw:frame>
        <draw:custom-shape draw:style-name="gr9" draw:text-style-name="P2" draw:layer="layout" svg:width="0.2cm" svg:height="3cm" draw:transform="rotate (1.5707963267949) translate (16.429cm 8.6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6cm" svg:y1="10.4cm" svg:x2="17.9cm" svg:y2="10.4cm">
          <text:p/>
        </draw:line>
        <draw:custom-shape draw:style-name="gr2" draw:text-style-name="P2" draw:layer="layout" svg:width="3.4cm" svg:height="0.4cm" draw:transform="rotate (-0.667239373037433) translate (16.748cm 8.981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8cm" svg:y1="10.4cm" svg:x2="17.8cm" svg:y2="14.9cm">
          <text:p/>
        </draw:line>
        <draw:custom-shape draw:style-name="gr3" draw:text-style-name="P3" draw:layer="layout" svg:width="3.7cm" svg:height="1.3cm" svg:x="16cm" svg:y="14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9cm" svg:y1="14.8cm" svg:x2="17.9cm" svg:y2="4.7cm">
          <text:p/>
        </draw:line>
        <draw:line draw:style-name="gr5" draw:text-style-name="P1" draw:layer="layout" svg:x1="17.9cm" svg:y1="10.4cm" svg:x2="17.9cm" svg:y2="14.822cm">
          <text:p/>
        </draw:line>
        <draw:g>
          <draw:custom-shape draw:style-name="gr6" draw:text-style-name="P4" draw:layer="layout" svg:width="0.7cm" svg:height="1.2cm" svg:x="17.5cm" svg:y="11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cm" svg:height="0.5cm" svg:x="17.5cm" svg:y="13.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" draw:text-style-name="P6" draw:layer="layout" svg:width="3cm" svg:height="0.962cm" svg:x="16.405cm" svg:y="15cm">
          <draw:text-box>
            <text:p>Sample</text:p>
          </draw:text-box>
        </draw:frame>
        <draw:custom-shape draw:style-name="gr10" draw:text-style-name="P7" draw:layer="layout" svg:width="0.1cm" svg:height="1.4cm" draw:transform="rotate (1.55002690869616) translate (16.4cm 6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1cm" svg:height="1.4cm" draw:transform="rotate (1.55002690869616) translate (18cm 6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3.399cm" svg:y1="16.3cm" svg:x2="23.399cm" svg:y2="4.685cm">
          <text:p/>
        </draw:line>
        <draw:custom-shape draw:style-name="gr12" draw:text-style-name="P2" draw:layer="layout" svg:width="0.223cm" svg:height="3.324cm" draw:transform="skewX (-0.000523598775598299) rotate (1.5709708597201) translate (21.643cm 12.8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23cm" svg:height="3.325cm" draw:transform="skewX (-0.000349065850398866) rotate (1.5709708597201) translate (21.687cm 8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11cm" svg:height="1.551cm" draw:transform="rotate (1.5709708597201) translate (21.743cm 6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111cm" svg:height="1.551cm" draw:transform="rotate (1.5709708597201) translate (23.516cm 6.5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3.405cm" svg:y1="14.939cm" svg:x2="22.186cm" svg:y2="12.833cm">
          <text:p/>
        </draw:line>
        <draw:line draw:style-name="gr15" draw:text-style-name="P1" draw:layer="layout" svg:x1="23.405cm" svg:y1="14.939cm" svg:x2="24.403cm" svg:y2="12.833cm">
          <text:p/>
        </draw:line>
        <draw:line draw:style-name="gr15" draw:text-style-name="P1" draw:layer="layout" svg:x1="22.186cm" svg:y1="12.722cm" svg:x2="22.186cm" svg:y2="8.51cm">
          <text:p/>
        </draw:line>
        <draw:line draw:style-name="gr15" draw:text-style-name="P1" draw:layer="layout" svg:x1="24.402cm" svg:y1="12.722cm" svg:x2="24.402cm" svg:y2="8.51cm">
          <text:p/>
        </draw:line>
        <draw:line draw:style-name="gr15" draw:text-style-name="P1" draw:layer="layout" svg:x1="22.186cm" svg:y1="8.51cm" svg:x2="24.624cm" svg:y2="4.298cm">
          <text:p/>
        </draw:line>
        <draw:line draw:style-name="gr15" draw:text-style-name="P1" draw:layer="layout" svg:x1="24.403cm" svg:y1="8.51cm" svg:x2="22.297cm" svg:y2="4.077cm">
          <text:p/>
        </draw:line>
        <draw:line draw:style-name="gr16" draw:text-style-name="P1" draw:layer="layout" svg:x1="23.405cm" svg:y1="15.715cm" svg:x2="22.186cm" svg:y2="12.833cm">
          <text:p/>
        </draw:line>
        <draw:line draw:style-name="gr16" draw:text-style-name="P1" draw:layer="layout" svg:x1="23.405cm" svg:y1="15.715cm" svg:x2="24.403cm" svg:y2="12.833cm">
          <text:p/>
        </draw:line>
        <draw:line draw:style-name="gr16" draw:text-style-name="P1" draw:layer="layout" svg:x1="22.186cm" svg:y1="12.611cm" svg:x2="22.519cm" svg:y2="8.51cm">
          <text:p/>
        </draw:line>
        <draw:line draw:style-name="gr16" draw:text-style-name="P1" draw:layer="layout" svg:x1="24.403cm" svg:y1="12.611cm" svg:x2="24.181cm" svg:y2="8.51cm">
          <text:p/>
        </draw:line>
        <draw:line draw:style-name="gr16" draw:text-style-name="P1" draw:layer="layout" svg:x1="22.518cm" svg:y1="8.51cm" svg:x2="24.513cm" svg:y2="6.515cm">
          <text:p/>
        </draw:line>
        <draw:line draw:style-name="gr16" draw:text-style-name="P1" draw:layer="layout" svg:x1="24.18cm" svg:y1="8.51cm" svg:x2="22.407cm" svg:y2="6.515cm">
          <text:p/>
        </draw:line>
        <draw:custom-shape draw:style-name="gr17" draw:text-style-name="P1" draw:layer="layout" svg:width="11.7cm" svg:height="14.4cm" svg:x="15.3cm" svg:y="3.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799cm" svg:y1="16.301cm" svg:x2="11.799cm" svg:y2="4.686cm">
          <text:p/>
        </draw:line>
        <draw:custom-shape draw:style-name="gr12" draw:text-style-name="P2" draw:layer="layout" svg:width="0.223cm" svg:height="3.324cm" draw:transform="skewX (-0.000523598775598299) rotate (1.5709708597201) translate (10.043cm 12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1.805cm" svg:y1="14.94cm" svg:x2="10.586cm" svg:y2="12.834cm">
          <text:p/>
        </draw:line>
        <draw:line draw:style-name="gr15" draw:text-style-name="P1" draw:layer="layout" svg:x1="11.805cm" svg:y1="14.94cm" svg:x2="12.803cm" svg:y2="12.834cm">
          <text:p/>
        </draw:line>
        <draw:line draw:style-name="gr15" draw:text-style-name="P1" draw:layer="layout" svg:x1="10.586cm" svg:y1="12.723cm" svg:x2="10.6cm" svg:y2="5.1cm">
          <text:p/>
        </draw:line>
        <draw:line draw:style-name="gr15" draw:text-style-name="P1" draw:layer="layout" svg:x1="12.802cm" svg:y1="12.723cm" svg:x2="12.9cm" svg:y2="5.1cm">
          <text:p/>
        </draw:line>
        <draw:line draw:style-name="gr16" draw:text-style-name="P1" draw:layer="layout" svg:x1="11.805cm" svg:y1="15.716cm" svg:x2="10.586cm" svg:y2="12.834cm">
          <text:p/>
        </draw:line>
        <draw:line draw:style-name="gr16" draw:text-style-name="P1" draw:layer="layout" svg:x1="11.805cm" svg:y1="15.716cm" svg:x2="12.803cm" svg:y2="12.834cm">
          <text:p/>
        </draw:line>
        <draw:line draw:style-name="gr16" draw:text-style-name="P1" draw:layer="layout" svg:x1="10.586cm" svg:y1="12.612cm" svg:x2="11.2cm" svg:y2="5.1cm">
          <text:p/>
        </draw:line>
        <draw:line draw:style-name="gr16" draw:text-style-name="P1" draw:layer="layout" svg:x1="12.802cm" svg:y1="12.612cm" svg:x2="12.4cm" svg:y2="5.1cm">
          <text:p/>
        </draw:line>
        <draw:custom-shape draw:style-name="gr17" draw:text-style-name="P1" draw:layer="layout" svg:width="11.7cm" svg:height="14.4cm" svg:x="2.7cm" svg:y="3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22:22.337000000</meta:creation-date>
    <dc:date>2016-09-28T22:14:51.458000000</dc:date>
    <meta:editing-duration>PT9M23S</meta:editing-duration>
    <meta:editing-cycles>2</meta:editing-cycles>
    <meta:generator>LibreOffice/5.1.5.2$Windows_x86 LibreOffice_project/7a864d8825610a8c07cfc3bc01dd4fce6a9447e5</meta:generator>
    <meta:document-statistic meta:object-count="52"/>
  </office:meta>
</office:document-meta>
</file>